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a1" style:family="table">
      <style:table-properties style:width="1.924cm" table:align="left"/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1.70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paragraph-rsid="00081903"/>
    </style:style>
    <style:style style:name="P2" style:family="paragraph" style:parent-style-name="Standard">
      <style:text-properties officeooo:paragraph-rsid="00081903"/>
    </style:style>
    <style:style style:name="P3" style:family="paragraph" style:parent-style-name="Preformatted_20_Text">
      <style:text-properties officeooo:paragraph-rsid="000df4a4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background-color="#f8f8f8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bfb2c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0cfb0"/>
    </style:style>
    <style:style style:name="P8" style:family="paragraph" style:parent-style-name="Standard">
      <style:text-properties officeooo:rsid="00046097" officeooo:paragraph-rsid="0004609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46097" officeooo:paragraph-rsid="00046097"/>
    </style:style>
    <style:style style:name="P10" style:family="paragraph" style:parent-style-name="a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27af41"/>
    </style:style>
    <style:style style:name="P12" style:family="paragraph" style:parent-style-name="Preformatted_20_Text">
      <style:text-properties officeooo:paragraph-rsid="0027af41"/>
    </style:style>
    <style:style style:name="P13" style:family="paragraph" style:parent-style-name="Standard">
      <style:text-properties officeooo:paragraph-rsid="0027af41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2c14e6"/>
    </style:style>
    <style:style style:name="P15" style:family="paragraph" style:parent-style-name="Preformatted_20_Text">
      <style:text-properties officeooo:paragraph-rsid="002c14e6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2d2385"/>
    </style:style>
    <style:style style:name="P17" style:family="paragraph" style:parent-style-name="Preformatted_20_Text">
      <style:text-properties officeooo:paragraph-rsid="002d2385"/>
    </style:style>
    <style:style style:name="P18" style:family="paragraph" style:parent-style-name="Preformatted_20_Text">
      <style:text-properties officeooo:paragraph-rsid="00293134"/>
    </style:style>
    <style:style style:name="P19" style:family="paragraph" style:parent-style-name="Preformatted_20_Text">
      <style:text-properties officeooo:paragraph-rsid="002b29e4"/>
    </style:style>
    <style:style style:name="P20" style:family="paragraph" style:parent-style-name="Preformatted_20_Text">
      <style:text-properties officeooo:paragraph-rsid="0030a718"/>
    </style:style>
    <style:style style:name="P21" style:family="paragraph" style:parent-style-name="Standard">
      <style:text-properties officeooo:paragraph-rsid="0030a718"/>
    </style:style>
    <style:style style:name="P22" style:family="paragraph" style:parent-style-name="Standard">
      <style:text-properties officeooo:paragraph-rsid="002ebad8"/>
    </style:style>
    <style:style style:name="P23" style:family="paragraph" style:parent-style-name="Standard">
      <style:text-properties officeooo:paragraph-rsid="0032f731"/>
    </style:style>
    <style:style style:name="P24" style:family="paragraph" style:parent-style-name="Standard">
      <style:text-properties officeooo:paragraph-rsid="0035235a"/>
    </style:style>
    <style:style style:name="P25" style:family="paragraph" style:parent-style-name="Preformatted_20_Text">
      <style:text-properties officeooo:paragraph-rsid="00081903"/>
    </style:style>
    <style:style style:name="P26" style:family="paragraph" style:parent-style-name="Standard">
      <style:text-properties officeooo:paragraph-rsid="00081903"/>
    </style:style>
    <style:style style:name="P27" style:family="paragraph" style:parent-style-name="Standard">
      <style:text-properties officeooo:paragraph-rsid="0032f731"/>
    </style:style>
    <style:style style:name="P28" style:family="paragraph" style:parent-style-name="Table_20_Contents">
      <style:text-properties fo:font-size="2pt" officeooo:rsid="0013270d" officeooo:paragraph-rsid="0013270d" style:font-size-asian="2pt" style:font-size-complex="2pt"/>
    </style:style>
    <style:style style:name="T1" style:family="text">
      <style:text-properties officeooo:rsid="00046097"/>
    </style:style>
    <style:style style:name="T2" style:family="text">
      <style:text-properties fo:color="#1e6a39" loext:opacity="100%" officeooo:rsid="00046097" fo:background-color="transparent" loext:char-shading-value="0"/>
    </style:style>
    <style:style style:name="T3" style:family="text">
      <style:text-properties fo:color="#1e6a39" loext:opacity="100%" officeooo:rsid="000df4a4" fo:background-color="transparent" loext:char-shading-value="0"/>
    </style:style>
    <style:style style:name="T4" style:family="text">
      <style:text-properties fo:color="#1e6a39" loext:opacity="100%" officeooo:rsid="0030a718" fo:background-color="transparent" loext:char-shading-value="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a1f55" style:font-size-asian="12pt" style:font-size-complex="12pt"/>
    </style:style>
    <style:style style:name="T7" style:family="text">
      <style:text-properties fo:font-size="12pt" officeooo:rsid="000bfb2c" style:font-size-asian="12pt" style:font-size-complex="12pt"/>
    </style:style>
    <style:style style:name="T8" style:family="text">
      <style:text-properties fo:font-size="12pt" officeooo:rsid="0010cfb0" style:font-size-asian="12pt" style:font-size-complex="12pt"/>
    </style:style>
    <style:style style:name="T9" style:family="text">
      <style:text-properties fo:font-size="12pt" officeooo:rsid="0027af41" style:font-size-asian="12pt" style:font-size-complex="12pt"/>
    </style:style>
    <style:style style:name="T10" style:family="text">
      <style:text-properties fo:font-size="12pt" officeooo:rsid="00293134" style:font-size-asian="12pt" style:font-size-complex="12pt"/>
    </style:style>
    <style:style style:name="T11" style:family="text">
      <style:text-properties fo:font-size="12pt" officeooo:rsid="00328b1a" style:font-size-asian="12pt" style:font-size-complex="12pt"/>
    </style:style>
    <style:style style:name="T12" style:family="text">
      <style:text-properties fo:font-size="12pt" officeooo:rsid="0032f731" style:font-size-asian="12pt" style:font-size-complex="12pt"/>
    </style:style>
    <style:style style:name="T13" style:family="text">
      <style:text-properties fo:font-size="12pt" officeooo:rsid="0034220b" style:font-size-asian="12pt" style:font-size-complex="12pt"/>
    </style:style>
    <style:style style:name="T14" style:family="text">
      <style:text-properties fo:font-size="12pt" officeooo:rsid="003517ce" style:font-size-asian="12pt" style:font-size-complex="12pt"/>
    </style:style>
    <style:style style:name="T15" style:family="text">
      <style:text-properties style:font-name="Liberation Mono" fo:font-size="12pt" officeooo:rsid="000bfb2c" style:font-name-asian="Liberation Mono" style:font-size-asian="12pt" style:font-name-complex="Liberation Mono" style:font-size-complex="12pt"/>
    </style:style>
    <style:style style:name="T16" style:family="text">
      <style:text-properties style:font-name="Liberation Mono" fo:font-size="12pt" officeooo:rsid="00293134" style:font-name-asian="Liberation Mono" style:font-size-asian="12pt" style:font-name-complex="Liberation Mono" style:font-size-complex="12pt"/>
    </style:style>
    <style:style style:name="T17" style:family="text">
      <style:text-properties style:font-name="Liberation Mono" fo:font-size="12pt" officeooo:rsid="0034220b" style:font-name-asian="Liberation Mono" style:font-size-asian="12pt" style:font-name-complex="Liberation Mono" style:font-size-complex="12pt"/>
    </style:style>
    <style:style style:name="T18" style:family="text">
      <style:text-properties style:font-name="Liberation Mono" fo:font-size="10pt" officeooo:rsid="000f2621" style:font-name-asian="Liberation Mono" style:font-size-asian="10pt" style:font-name-complex="Liberation Mono" style:font-size-complex="10pt"/>
    </style:style>
    <style:style style:name="T19" style:family="text">
      <style:text-properties officeooo:rsid="0010cfb0"/>
    </style:style>
    <style:style style:name="T20" style:family="text">
      <style:text-properties officeooo:rsid="002d2385"/>
    </style:style>
    <style:style style:name="T21" style:family="text">
      <style:text-properties officeooo:rsid="003517ce"/>
    </style:style>
    <style:style style:name="T22" style:family="text"/>
  </office:automatic-styles>
  <office:body>
    <office:text text:use-soft-page-breaks="true">
      <text:tracked-changes>
        <text:changed-region xml:id="ct94013884930032" text:id="ct94013884930032">
          <text:insertion>
            <office:change-info>
              <dc:creator>Autor desconhecido</dc:creator>
              <dc:date>2023-04-26T09:15:46</dc:date>
            </office:change-info>
          </text:insertion>
        </text:changed-region>
        <text:changed-region xml:id="ct94013884933488" text:id="ct94013884933488">
          <text:deletion>
            <office:change-info>
              <dc:creator>Autor desconhecido</dc:creator>
              <dc:date>2023-08-08T03:35:42</dc:date>
            </office:change-info>
            <text:p text:style-name="P23"><text:span text:style-name="Source_20_Text">sudo apt-get install lib32gcc1</text:span></text:p>
          </text:deletion>
        </text:changed-region>
        <text:changed-region xml:id="ct94013884935008" text:id="ct94013884935008">
          <text:insertion>
            <office:change-info>
              <dc:creator>Autor desconhecido</dc:creator>
              <dc:date>2023-08-08T01:45:49</dc:date>
            </office:change-info>
          </text:insertion>
        </text:changed-region>
        <text:changed-region xml:id="ct94013884935648" text:id="ct94013884935648">
          <text:insertion>
            <office:change-info>
              <dc:creator>Autor desconhecido</dc:creator>
              <dc:date>2023-08-08T02:21:38</dc:date>
            </office:change-info>
          </text:insertion>
        </text:changed-region>
        <text:changed-region xml:id="ct94013884936624" text:id="ct94013884936624">
          <text:insertion>
            <office:change-info>
              <dc:creator>Autor desconhecido</dc:creator>
              <dc:date>2023-04-26T09:13:59</dc:date>
            </office:change-info>
          </text:insertion>
        </text:changed-region>
        <text:changed-region xml:id="ct94013884939920" text:id="ct94013884939920">
          <text:insertion>
            <office:change-info>
              <dc:creator>Autor desconhecido</dc:creator>
              <dc:date>2023-04-26T09:06:17</dc:date>
            </office:change-info>
          </text:insertion>
        </text:changed-region>
        <text:changed-region xml:id="ct94013884948992" text:id="ct94013884948992">
          <text:insertion>
            <office:change-info>
              <dc:creator>Autor desconhecido</dc:creator>
              <dc:date>2023-04-26T09:09:10</dc:date>
            </office:change-info>
          </text:insertion>
        </text:changed-region>
        <text:changed-region xml:id="ct94013884958672" text:id="ct94013884958672">
          <text:insertion>
            <office:change-info>
              <dc:creator>Autor desconhecido</dc:creator>
              <dc:date>2023-04-26T09:11:09</dc:date>
            </office:change-info>
          </text:insertion>
        </text:changed-region>
        <text:changed-region xml:id="ct94013884964576" text:id="ct94013884964576">
          <text:insertion>
            <office:change-info>
              <dc:creator>Autor desconhecido</dc:creator>
              <dc:date>2023-04-26T09:16:10</dc:date>
            </office:change-info>
          </text:insertion>
        </text:changed-region>
        <text:changed-region xml:id="ct94013884942784" text:id="ct94013884942784">
          <text:insertion>
            <office:change-info>
              <dc:creator>Autor desconhecido</dc:creator>
              <dc:date>2023-04-26T12:38:20</dc:date>
            </office:change-info>
          </text:insertion>
        </text:changed-region>
        <text:changed-region xml:id="ct94013884968320" text:id="ct94013884968320">
          <text:insertion>
            <office:change-info>
              <dc:creator>Autor desconhecido</dc:creator>
              <dc:date>2023-04-26T09:16:10</dc:date>
            </office:change-info>
          </text:insertion>
        </text:changed-region>
        <text:changed-region xml:id="ct94013884966064" text:id="ct94013884966064">
          <text:insertion>
            <office:change-info>
              <dc:creator>Autor desconhecido</dc:creator>
              <dc:date>2023-04-26T09:17:14</dc:date>
            </office:change-info>
          </text:insertion>
        </text:changed-region>
        <text:changed-region xml:id="ct94013884966848" text:id="ct94013884966848">
          <text:insertion>
            <office:change-info>
              <dc:creator>Autor desconhecido</dc:creator>
              <dc:date>2023-04-26T09:14:41</dc:date>
            </office:change-info>
          </text:insertion>
        </text:changed-region>
        <text:changed-region xml:id="ct94013884975488" text:id="ct94013884975488">
          <text:insertion>
            <office:change-info>
              <dc:creator>Autor desconhecido</dc:creator>
              <dc:date>2023-04-26T09:17:27</dc:date>
            </office:change-info>
          </text:insertion>
        </text:changed-region>
        <text:changed-region xml:id="ct94013884996608" text:id="ct94013884996608">
          <text:insertion>
            <office:change-info>
              <dc:creator>Autor desconhecido</dc:creator>
              <dc:date>2023-04-26T09:19:57</dc:date>
            </office:change-info>
          </text:insertion>
        </text:changed-region>
        <text:changed-region xml:id="ct94013884996912" text:id="ct94013884996912">
          <text:insertion>
            <office:change-info>
              <dc:creator>Autor desconhecido</dc:creator>
              <dc:date>2023-04-28T03:01:17</dc:date>
            </office:change-info>
          </text:insertion>
        </text:changed-region>
        <text:changed-region xml:id="ct94013884999552" text:id="ct94013884999552">
          <text:insertion>
            <office:change-info>
              <dc:creator>Autor desconhecido</dc:creator>
              <dc:date>2023-04-26T10:53:04</dc:date>
            </office:change-info>
          </text:insertion>
        </text:changed-region>
        <text:changed-region xml:id="ct94013885003344" text:id="ct94013885003344">
          <text:insertion>
            <office:change-info>
              <dc:creator>Autor desconhecido</dc:creator>
              <dc:date>2023-04-26T10:56:42</dc:date>
            </office:change-info>
          </text:insertion>
        </text:changed-region>
        <text:changed-region xml:id="ct94013885004384" text:id="ct94013885004384">
          <text:insertion>
            <office:change-info>
              <dc:creator>Autor desconhecido</dc:creator>
              <dc:date>2023-04-26T10:53:04</dc:date>
            </office:change-info>
          </text:insertion>
        </text:changed-region>
        <text:changed-region xml:id="ct94013885006096" text:id="ct94013885006096">
          <text:insertion>
            <office:change-info>
              <dc:creator>Autor desconhecido</dc:creator>
              <dc:date>2023-04-26T09:19:57</dc:date>
            </office:change-info>
          </text:insertion>
        </text:changed-region>
        <text:changed-region xml:id="ct94013885007072" text:id="ct94013885007072">
          <text:insertion>
            <office:change-info>
              <dc:creator>Autor desconhecido</dc:creator>
              <dc:date>2023-04-26T09:32:54</dc:date>
            </office:change-info>
          </text:insertion>
        </text:changed-region>
        <text:changed-region xml:id="ct94013885015552" text:id="ct94013885015552">
          <text:insertion>
            <office:change-info>
              <dc:creator>Autor desconhecido</dc:creator>
              <dc:date>2023-04-26T09:34:28</dc:date>
            </office:change-info>
          </text:insertion>
        </text:changed-region>
        <text:changed-region xml:id="ct94013885018656" text:id="ct94013885018656">
          <text:insertion>
            <office:change-info>
              <dc:creator>Autor desconhecido</dc:creator>
              <dc:date>2023-04-26T09:37:42</dc:date>
            </office:change-info>
          </text:insertion>
        </text:changed-region>
        <text:changed-region xml:id="ct94013885021760" text:id="ct94013885021760">
          <text:insertion>
            <office:change-info>
              <dc:creator>Autor desconhecido</dc:creator>
              <dc:date>2023-04-26T09:34:28</dc:date>
            </office:change-info>
          </text:insertion>
        </text:changed-region>
        <text:changed-region xml:id="ct94013885023344" text:id="ct94013885023344">
          <text:insertion>
            <office:change-info>
              <dc:creator>Autor desconhecido</dc:creator>
              <dc:date>2023-04-26T09:39:23</dc:date>
            </office:change-info>
          </text:insertion>
        </text:changed-region>
        <text:changed-region xml:id="ct94013885026720" text:id="ct94013885026720">
          <text:insertion>
            <office:change-info>
              <dc:creator>Autor desconhecido</dc:creator>
              <dc:date>2023-04-26T09:19:57</dc:date>
            </office:change-info>
          </text:insertion>
        </text:changed-region>
        <text:changed-region xml:id="ct94013885042416" text:id="ct94013885042416">
          <text:insertion>
            <office:change-info>
              <dc:creator>Autor desconhecido</dc:creator>
              <dc:date>2023-04-26T09:40:05</dc:date>
            </office:change-info>
          </text:insertion>
        </text:changed-region>
        <text:changed-region xml:id="ct94013885048112" text:id="ct94013885048112">
          <text:insertion>
            <office:change-info>
              <dc:creator>Autor desconhecido</dc:creator>
              <dc:date>2023-04-26T09:45:05</dc:date>
            </office:change-info>
          </text:insertion>
        </text:changed-region>
        <text:changed-region xml:id="ct94013885050112" text:id="ct94013885050112">
          <text:insertion>
            <office:change-info>
              <dc:creator>Autor desconhecido</dc:creator>
              <dc:date>2023-04-28T03:29:22</dc:date>
            </office:change-info>
          </text:insertion>
        </text:changed-region>
        <text:changed-region xml:id="ct94013885056624" text:id="ct94013885056624">
          <text:insertion>
            <office:change-info>
              <dc:creator>Autor desconhecido</dc:creator>
              <dc:date>2023-04-26T09:57:18</dc:date>
            </office:change-info>
          </text:insertion>
        </text:changed-region>
        <text:changed-region xml:id="ct94013885058400" text:id="ct94013885058400">
          <text:insertion>
            <office:change-info>
              <dc:creator>Autor desconhecido</dc:creator>
              <dc:date>2023-04-26T09:41:04</dc:date>
            </office:change-info>
          </text:insertion>
        </text:changed-region>
        <text:changed-region xml:id="ct94013885060336" text:id="ct94013885060336">
          <text:insertion>
            <office:change-info>
              <dc:creator>Autor desconhecido</dc:creator>
              <dc:date>2023-04-26T09:57:59</dc:date>
            </office:change-info>
          </text:insertion>
        </text:changed-region>
        <text:changed-region xml:id="ct94013885062304" text:id="ct94013885062304">
          <text:insertion>
            <office:change-info>
              <dc:creator>Autor desconhecido</dc:creator>
              <dc:date>2023-04-26T09:59:51</dc:date>
            </office:change-info>
          </text:insertion>
        </text:changed-region>
        <text:changed-region xml:id="ct94013885062544" text:id="ct94013885062544">
          <text:insertion>
            <office:change-info>
              <dc:creator>Autor desconhecido</dc:creator>
              <dc:date>2023-04-28T03:32:32</dc:date>
            </office:change-info>
          </text:insertion>
        </text:changed-region>
        <text:changed-region xml:id="ct94013885063984" text:id="ct94013885063984">
          <text:insertion>
            <office:change-info>
              <dc:creator>Autor desconhecido</dc:creator>
              <dc:date>2023-04-26T10:01:32</dc:date>
            </office:change-info>
          </text:insertion>
        </text:changed-region>
        <text:changed-region xml:id="ct94013885064960" text:id="ct94013885064960">
          <text:insertion>
            <office:change-info>
              <dc:creator>Autor desconhecido</dc:creator>
              <dc:date>2023-04-26T09:58:35</dc:date>
            </office:change-info>
          </text:insertion>
        </text:changed-region>
        <text:changed-region xml:id="ct94013885065200" text:id="ct94013885065200">
          <text:insertion>
            <office:change-info>
              <dc:creator>Autor desconhecido</dc:creator>
              <dc:date>2023-04-26T10:01:51</dc:date>
            </office:change-info>
          </text:insertion>
        </text:changed-region>
        <text:changed-region xml:id="ct94013885066176" text:id="ct94013885066176">
          <text:insertion>
            <office:change-info>
              <dc:creator>Autor desconhecido</dc:creator>
              <dc:date>2023-04-28T03:31:25</dc:date>
            </office:change-info>
          </text:insertion>
        </text:changed-region>
        <text:changed-region xml:id="ct94013885071424" text:id="ct94013885071424">
          <text:insertion>
            <office:change-info>
              <dc:creator>Autor desconhecido</dc:creator>
              <dc:date>2023-04-26T10:02:03</dc:date>
            </office:change-info>
          </text:insertion>
        </text:changed-region>
        <text:changed-region xml:id="ct94013885096080" text:id="ct94013885096080">
          <text:insertion>
            <office:change-info>
              <dc:creator>Autor desconhecido</dc:creator>
              <dc:date>2023-04-26T10:08:31</dc:date>
            </office:change-info>
          </text:insertion>
        </text:changed-region>
        <text:changed-region xml:id="ct94013884998096" text:id="ct94013884998096">
          <text:insertion>
            <office:change-info>
              <dc:creator>Autor desconhecido</dc:creator>
              <dc:date>2023-04-26T10:09:54</dc:date>
            </office:change-info>
          </text:insertion>
        </text:changed-region>
        <text:changed-region xml:id="ct94013885103504" text:id="ct94013885103504">
          <text:insertion>
            <office:change-info>
              <dc:creator>Autor desconhecido</dc:creator>
              <dc:date>2023-04-26T10:11:05</dc:date>
            </office:change-info>
          </text:insertion>
        </text:changed-region>
        <text:changed-region xml:id="ct94013885104256" text:id="ct94013885104256">
          <text:insertion>
            <office:change-info>
              <dc:creator>Autor desconhecido</dc:creator>
              <dc:date>2023-04-26T10:08:31</dc:date>
            </office:change-info>
          </text:insertion>
        </text:changed-region>
        <text:changed-region xml:id="ct94013885104496" text:id="ct94013885104496">
          <text:insertion>
            <office:change-info>
              <dc:creator>Autor desconhecido</dc:creator>
              <dc:date>2023-04-28T03:38:42</dc:date>
            </office:change-info>
          </text:insertion>
        </text:changed-region>
        <text:changed-region xml:id="ct94013885113104" text:id="ct94013885113104">
          <text:insertion>
            <office:change-info>
              <dc:creator>Autor desconhecido</dc:creator>
              <dc:date>2023-04-26T10:11:48</dc:date>
            </office:change-info>
          </text:insertion>
        </text:changed-region>
        <text:changed-region xml:id="ct94013885134496" text:id="ct94013885134496">
          <text:insertion>
            <office:change-info>
              <dc:creator>Autor desconhecido</dc:creator>
              <dc:date>2023-04-26T10:14:35</dc:date>
            </office:change-info>
          </text:insertion>
        </text:changed-region>
        <text:changed-region xml:id="ct94013884915312" text:id="ct94013884915312">
          <text:deletion>
            <office:change-info>
              <dc:creator>Autor desconhecido</dc:creator>
              <dc:date>2023-07-12T21:25:35</dc:date>
            </office:change-info>
            <text:p text:style-name="P1"><text:span text:style-name="Source_20_Text"><text:span text:style-name="T3"/></text:span></text:p>
            <table:table table:name="Tabela1" table:style-name="Tabela1">
              <table:table-column table:style-name="Tabela1.A"/>
              <table:table-column table:style-name="Tabela1.B"/>
              <table:table-row>
                <table:table-cell table:style-name="Tabela1.A1" office:value-type="string">
                  <text:p text:style-name="P28"/>
                </table:table-cell>
                <table:table-cell table:style-name="Tabela1.A1" office:value-type="string">
                  <text:p text:style-name="Table_20_Contents"><text:a xlink:type="simple" xlink:href="http://localhost/phpmyadmin/index.php?route=/server/privileges&amp;username=ogpuser&amp;hostname=%25&amp;dbname=&amp;tablename=&amp;routinename=" text:style-name="Internet_20_link" text:visited-style-name="Visited_20_Internet_20_Link"/></text:p>
                </table:table-cell>
              </table:table-row>
            </table:table>
            <text:p text:style-name="P1"><text:span text:style-name="Source_20_Text"><text:span text:style-name="T3"/></text:span></text:p>
          </text:deletion>
        </text:changed-region>
        <text:changed-region xml:id="ct94013885034080" text:id="ct94013885034080">
          <text:insertion>
            <office:change-info>
              <dc:creator>Autor desconhecido</dc:creator>
              <dc:date>2023-04-26T10:15:06</dc:date>
            </office:change-info>
          </text:insertion>
        </text:changed-region>
        <text:changed-region xml:id="ct94013885136432" text:id="ct94013885136432">
          <text:insertion>
            <office:change-info>
              <dc:creator>Autor desconhecido</dc:creator>
              <dc:date>2023-04-26T10:02:03</dc:date>
            </office:change-info>
          </text:insertion>
        </text:changed-region>
        <text:changed-region xml:id="ct94013885136832" text:id="ct94013885136832">
          <text:insertion>
            <office:change-info>
              <dc:creator>Autor desconhecido</dc:creator>
              <dc:date>2023-07-12T21:25:48</dc:date>
            </office:change-info>
          </text:insertion>
        </text:changed-region>
        <text:changed-region xml:id="ct94013885138704" text:id="ct94013885138704">
          <text:insertion>
            <office:change-info>
              <dc:creator>Autor desconhecido</dc:creator>
              <dc:date>2023-04-26T10:38:00</dc:date>
            </office:change-info>
          </text:insertion>
        </text:changed-region>
        <text:changed-region xml:id="ct94013885140736" text:id="ct94013885140736">
          <text:insertion>
            <office:change-info>
              <dc:creator>Autor desconhecido</dc:creator>
              <dc:date>2023-04-26T10:41:18</dc:date>
            </office:change-info>
          </text:insertion>
        </text:changed-region>
        <text:changed-region xml:id="ct94013885151024" text:id="ct94013885151024">
          <text:insertion>
            <office:change-info>
              <dc:creator>Autor desconhecido</dc:creator>
              <dc:date>2023-04-28T03:51:42</dc:date>
            </office:change-info>
          </text:insertion>
        </text:changed-region>
        <text:changed-region xml:id="ct94013885152176" text:id="ct94013885152176">
          <text:insertion>
            <office:change-info>
              <dc:creator>Autor desconhecido</dc:creator>
              <dc:date>2023-04-26T10:41:18</dc:date>
            </office:change-info>
          </text:insertion>
        </text:changed-region>
        <text:changed-region xml:id="ct94013885152896" text:id="ct94013885152896">
          <text:insertion>
            <office:change-info>
              <dc:creator>Autor desconhecido</dc:creator>
              <dc:date>2023-04-26T10:43:11</dc:date>
            </office:change-info>
          </text:insertion>
        </text:changed-region>
        <text:changed-region xml:id="ct94013884981952" text:id="ct94013884981952">
          <text:insertion>
            <office:change-info>
              <dc:creator>Autor desconhecido</dc:creator>
              <dc:date>2023-08-08T03:36:05</dc:date>
            </office:change-info>
          </text:insertion>
        </text:changed-region>
        <text:changed-region xml:id="ct94013885172192" text:id="ct94013885172192">
          <text:insertion>
            <office:change-info>
              <dc:creator>Autor desconhecido</dc:creator>
              <dc:date>2023-04-26T10:41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utorial de instalação <text:s/>Open Game Panel</text:p>
      <text:p text:style-name="P8"/>
      <text:p text:style-name="P9"><text:change-start text:change-id="ct94013884930032"/>installer for OGP Agent</text:p>
      <text:p text:style-name="P8"><text:span text:style-name="Source_20_Text"/></text:p>
      <text:p text:style-name="P23"><text:change-end text:change-id="ct94013884930032"/><text:span text:style-name="Source_20_Text"><text:span text:style-name="T1">sudo </text:span></text:span><text:span text:style-name="Source_20_Text">apt-get update<text:line-break/>sudo apt-get upgrade<text:line-break/>sudo apt-get install libxml-parser-perl libpath-class-perl perl-modules screen rsync sudo e2fsprogs unzip subversion libarchive-extract-perl pure-ftpd libarchive-zip-perl libc6 libgcc1 git curl<text:line-break/>sudo apt-get install libc6-i386<text:line-break/>sudo apt-get install libgcc1:i386<text:line-break/></text:span><text:change text:change-id="ct94013884933488"/><text:change-start text:change-id="ct94013884935008"/></text:p>
      <text:p text:style-name="P24"><text:span text:style-name="Source_20_Text">sudo apt-get install lib32gcc-s1</text:span><text:change-end text:change-id="ct94013884935008"/><text:change-start text:change-id="ct94013884935648"/></text:p>
      <text:p text:style-name="P24"><text:change-end text:change-id="ct94013884935648"/><text:span text:style-name="Source_20_Text"><text:line-break/>sudo apt-get install libhttp-daemon-perl</text:span><text:change-start text:change-id="ct94013884936624"/></text:p>
      <text:p text:style-name="Standard"><text:change-end text:change-id="ct94013884936624"/><text:change-start text:change-id="ct94013884939920"/><text:span text:style-name="Source_20_Text"/></text:p>
      <text:p text:style-name="Standard"><text:span text:style-name="Source_20_Text"><text:span text:style-name="T5">apt-get install sudo</text:span></text:span></text:p>
      <text:p text:style-name="Standard"><text:span text:style-name="Source_20_Text"><text:span text:style-name="T5">usermod -aG sudo amauri</text:span></text:span></text:p>
      <text:p text:style-name="Standard"><text:change-end text:change-id="ct94013884939920"/><text:change-start text:change-id="ct94013884948992"/><text:span text:style-name="Source_20_Text"><text:span text:style-name="T5">sudo apt-get install libarchive-extract-perl</text:span></text:span></text:p>
      <text:p text:style-name="Standard"><text:span text:style-name="Source_20_Text"/></text:p>
      <text:p text:style-name="Standard"><text:span text:style-name="Source_20_Text"><text:span text:style-name="T5">wget -N "https://github.com/OpenGamePanel/Easy-Installers/raw/master/Linux/Debian-Ubuntu/ogp-agent-latest.deb" -O "ogp-agent-latest.deb"<text:line-break/>sudo dpkg -i "ogp-agent-latest.deb"</text:span></text:span></text:p>
      <text:p text:style-name="Standard"><text:span text:style-name="Source_20_Text"/></text:p>
      <text:p text:style-name="Standard"><text:change-end text:change-id="ct94013884948992"/><text:change-start text:change-id="ct94013884958672"/><text:span text:style-name="Source_20_Text"><text:span text:style-name="T5">sudo cat /root/ogp_user_password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pan text:style-name="T5">root@debian:~# sudo cat /root/ogp_user_password</text:span></text:span></text:p>
      <text:p text:style-name="Standard"><text:span text:style-name="Source_20_Text"><text:span text:style-name="T5">ogpUser=ogp_agent</text:span></text:span></text:p>
      <text:p text:style-name="Standard"><text:span text:style-name="Source_20_Text"><text:span text:style-name="T5">ogpPass=GFkfweXDf9ilfUZ</text:span></text:span></text:p>
      <text:p text:style-name="Standard"><text:span text:style-name="Source_20_Text"><text:span text:style-name="T5">ogpEnc=9hNOsGoa</text:span></text:span></text:p>
      <text:p text:style-name="Standard"><text:span text:style-name="Source_20_Text"><text:span text:style-name="T5">root@debian:~# </text:span></text:span><text:change-end text:change-id="ct94013884958672"/><text:change-start text:change-id="ct94013884964576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pan text:style-name="T5"><text:s/>vendo <text:s/>obs php-gettext git php-bcmath</text:span></text:span></text:p>
      <text:p text:style-name="Standard"><text:span text:style-name="Source_20_Text"/></text:p>
      <text:p text:style-name="P5"><text:change-end text:change-id="ct94013884964576"/><text:change-start text:change-id="ct94013884942784"/><text:span text:style-name="Source_20_Text"><text:span text:style-name="T5">sudo apt -y install php-php-gettext</text:span></text:span></text:p>
      <text:p text:style-name="P5"><text:span text:style-name="Source_20_Text"><text:span text:style-name="T5">sudo apt -</text:span></text:span><text:span text:style-name="Source_20_Text"><text:span text:style-name="T9">y</text:span></text:span><text:span text:style-name="Source_20_Text"><text:span text:style-name="T5"> install libc6-dbg gdb valgrind</text:span></text:span></text:p>
      <text:p text:style-name="Standard"><text:change-end text:change-id="ct94013884942784"/><text:change-start text:change-id="ct94013884968320"/><text:span text:style-name="Source_20_Text"/></text:p>
      <text:p text:style-name="Standard"><text:span text:style-name="Source_20_Text"/></text:p>
      <text:p text:style-name="Standard"><text:change-end text:change-id="ct94013884968320"/><text:change-start text:change-id="ct94013884966064"/><text:span text:style-name="Source_20_Text"><text:span text:style-name="T5">installer for OGP Panel</text:span></text:span><text:change-end text:change-id="ct94013884966064"/><text:change-start text:change-id="ct94013884966848"/></text:p>
      <text:p text:style-name="Standard"><text:span text:style-name="Source_20_Text"><text:span text:style-name="T5"><text:line-break/></text:span></text:span><text:change-end text:change-id="ct94013884966848"/><text:change-start text:change-id="ct94013884975488"/><text:span text:style-name="Source_20_Text"><text:span text:style-name="T5">root@debian:~# </text:span></text:span><text:change-end text:change-id="ct94013884975488"/><text:change-start text:change-id="ct94013884996608"/></text:p>
      <text:p text:style-name="Standard"><text:span text:style-name="Source_20_Text"/></text:p>
      <text:p text:style-name="P13"><text:span text:style-name="Source_20_Text"><text:span text:style-name="T5"><text:line-break/>sudo apt -y install apache2 curl subversion php8.2 php8.2-gd php8.2-zip libapache2-mod-php8.2 php8.2-curl php8.2-mysql php8.2-xmlrpc php8.2-mbstring php8.2-xmlrpc php8.2-bcmath</text:span></text:span></text:p>
      <text:p text:style-name="Standard"><text:span text:style-name="Source_20_Text"/></text:p>
      <text:p text:style-name="Standard"><text:soft-page-break/><text:span text:style-name="Source_20_Text"><text:span text:style-name="T5">sudo apt -</text:span></text:span><text:span text:style-name="Source_20_Text"><text:span text:style-name="T9">y</text:span></text:span><text:span text:style-name="Source_20_Text"><text:span text:style-name="T5"> install php</text:span></text:span><text:span text:style-name="Source_20_Text"><text:span text:style-name="T11">8</text:span></text:span><text:span text:style-name="Source_20_Text"><text:span text:style-name="T5">.</text:span></text:span><text:span text:style-name="Source_20_Text"><text:span text:style-name="T11">2</text:span></text:span><text:span text:style-name="Source_20_Text"><text:span text:style-name="T5">-xmlrpc</text:span></text:span></text:p>
      <text:p text:style-name="P11"><text:change-end text:change-id="ct94013884996608"/><text:change-start text:change-id="ct94013884996912"/><text:span text:style-name="Source_20_Text"><text:span text:style-name="T5">sudo apt</text:span></text:span><text:change-end text:change-id="ct94013884996912"/><text:change-start text:change-id="ct94013884999552"/><text:span text:style-name="Source_20_Text"><text:span text:style-name="T5"> -</text:span></text:span><text:span text:style-name="Source_20_Text"><text:span text:style-name="T9">y</text:span></text:span><text:span text:style-name="Source_20_Text"><text:span text:style-name="T5"> install php</text:span></text:span><text:span text:style-name="Source_20_Text"><text:span text:style-name="T11">8</text:span></text:span><text:span text:style-name="Source_20_Text"><text:span text:style-name="T5">.</text:span></text:span><text:span text:style-name="Source_20_Text"><text:span text:style-name="T11">2</text:span></text:span><text:span text:style-name="Source_20_Text"><text:span text:style-name="T5">-bcmath</text:span></text:span><text:change-end text:change-id="ct94013884999552"/><text:change-start text:change-id="ct94013885003344"/></text:p>
      <text:p text:style-name="P11"><text:span text:style-name="Source_20_Text"><text:span text:style-name="T5">sudo apt -</text:span></text:span><text:span text:style-name="Source_20_Text"><text:span text:style-name="T9">y</text:span></text:span><text:span text:style-name="Source_20_Text"><text:span text:style-name="T5"> install php-pear</text:span></text:span></text:p>
      <text:p text:style-name="P4"><text:change-end text:change-id="ct94013885003344"/><text:change-start text:change-id="ct94013885004384"/><text:span text:style-name="Source_20_Text"/></text:p>
      <text:p text:style-name="Standard"><text:change-end text:change-id="ct94013885004384"/><text:change-start text:change-id="ct94013885006096"/><text:span text:style-name="Source_20_Text"/></text:p>
      <text:p text:style-name="Standard"><text:span text:style-name="Source_20_Text"/></text:p>
      <text:p text:style-name="Preformatted_20_Text"><text:change-end text:change-id="ct94013885006096"/><text:change-start text:change-id="ct94013885007072"/><text:span text:style-name="Source_20_Text"><text:span text:style-name="T5">sudo apt install mariadb-server</text:span></text:span></text:p>
      <text:p text:style-name="Preformatted_20_Text"><text:change-end text:change-id="ct94013885007072"/><text:change-start text:change-id="ct94013885015552"/><text:span text:style-name="Source_20_Text"><text:span text:style-name="T5">sudo mysql_secure_installation</text:span></text:span></text:p>
      <text:p text:style-name="P12"><text:span text:style-name="Source_20_Text"><text:span text:style-name="T9">senha do mysql: 0073007</text:span></text:span></text:p>
      <text:p text:style-name="P12"><text:span text:style-name="Source_20_Text"><text:span text:style-name="T9">Switch to unix_socket authentication [Y/n] Y</text:span></text:span></text:p>
      <text:p text:style-name="P12"><text:span text:style-name="Source_20_Text"><text:span text:style-name="T9">Change the root password? [Y/n] Y</text:span></text:span></text:p>
      <text:p text:style-name="P12"><text:span text:style-name="Source_20_Text"><text:span text:style-name="T9">New password </text:span></text:span><text:span text:style-name="Source_20_Text"><text:span text:style-name="T10">0073007</text:span></text:span></text:p>
      <text:p text:style-name="P12"><text:span text:style-name="Source_20_Text"><text:span text:style-name="T10">Re-enter new password: 0073007</text:span></text:span></text:p>
      <text:p text:style-name="P12"><text:span text:style-name="Source_20_Text"/></text:p>
      <text:p text:style-name="P12"><text:span text:style-name="Source_20_Text"><text:span text:style-name="T10">Password updated successfully!</text:span></text:span></text:p>
      <text:p text:style-name="P12"><text:span text:style-name="Source_20_Text"><text:span text:style-name="T10">Reloading privilege tables..</text:span></text:span></text:p>
      <text:p text:style-name="P12"><text:span text:style-name="Source_20_Text"><text:span text:style-name="T10"><text:s/>... Success!</text:span></text:span></text:p>
      <text:p text:style-name="P12"><text:span text:style-name="Source_20_Text"><text:span text:style-name="T10">Remove anonymous users? [Y/n] n</text:span></text:span></text:p>
      <text:p text:style-name="P18"><text:span text:style-name="Source_20_Text"><text:span text:style-name="T10">Disallow root login remotely? [Y/n] n</text:span></text:span></text:p>
      <text:p text:style-name="P12"><text:span text:style-name="Source_20_Text"><text:span text:style-name="T10">Remove test database and access to it? [Y/n] y</text:span></text:span></text:p>
      <text:p text:style-name="P12"><text:span text:style-name="Source_20_Text"><text:span text:style-name="T10">Reload privilege tables now? [Y/n] y</text:span></text:span></text:p>
      <text:p text:style-name="P12"><text:span text:style-name="Source_20_Text"><text:span text:style-name="T10">Thanks for using MariaDB!</text:span></text:span></text:p>
      <text:p text:style-name="P12"><text:span text:style-name="Source_20_Text"/></text:p>
      <text:p text:style-name="Preformatted_20_Text"><text:span text:style-name="Source_20_Text"/></text:p>
      <text:p text:style-name="Preformatted_20_Text"><text:change-end text:change-id="ct94013885015552"/><text:change-start text:change-id="ct94013885018656"/><text:span text:style-name="Source_20_Text"><text:span text:style-name="T5">sudo mariadb</text:span></text:span></text:p>
      <text:p text:style-name="Preformatted_20_Text"><text:span text:style-name="Source_20_Text"><text:span text:style-name="T5">exit</text:span></text:span></text:p>
      <text:p text:style-name="Preformatted_20_Text"><text:change-end text:change-id="ct94013885018656"/><text:change-start text:change-id="ct94013885021760"/><text:span text:style-name="Source_20_Text"/></text:p>
      <text:p text:style-name="Preformatted_20_Text"><text:change-end text:change-id="ct94013885021760"/><text:change-start text:change-id="ct94013885023344"/><text:span text:style-name="Source_20_Text"><text:span text:style-name="T5">sudo apt install php libapache2-mod-php php-mysql</text:span></text:span></text:p>
      <text:p text:style-name="Standard"><text:change-end text:change-id="ct94013885023344"/><text:change-start text:change-id="ct94013885026720"/><text:span text:style-name="Source_20_Text"><text:span text:style-name="T5">sudo apt -</text:span></text:span><text:span text:style-name="Source_20_Text"><text:span text:style-name="T16">y</text:span></text:span><text:span text:style-name="Source_20_Text"><text:span text:style-name="T5"> install phpmyadmin</text:span></text:span><text:change-end text:change-id="ct94013885026720"/><text:change-start text:change-id="ct94013885042416"/></text:p>
      <text:p text:style-name="Preformatted_20_Text"><text:span text:style-name="Source_20_Text"/></text:p>
      <text:p text:style-name="Preformatted_20_Text"><text:span text:style-name="Source_20_Text"><text:span text:style-name="T5">php -v</text:span></text:span></text:p>
      <text:p text:style-name="Preformatted_20_Text"><text:span text:style-name="Source_20_Text"/></text:p>
      <text:p text:style-name="Preformatted_20_Text"><text:span text:style-name="Source_20_Text"><text:span text:style-name="T5">sudo mkdir /var/www/</text:span></text:span><text:span text:style-name="Source_20_Text"><text:span text:style-name="T6">html</text:span></text:span><text:span text:style-name="Source_20_Text"><text:span text:style-name="T5">/</text:span></text:span><text:span text:style-name="Source_20_Text"><text:span text:style-name="T12">f</text:span></text:span><text:span text:style-name="Source_20_Text"><text:span text:style-name="T5">ast</text:span></text:span><text:span text:style-name="Source_20_Text"><text:span text:style-name="T12">dl</text:span></text:span></text:p>
      <text:p text:style-name="Preformatted_20_Text"><text:change-end text:change-id="ct94013885042416"/><text:change-start text:change-id="ct94013885048112"/><text:span text:style-name="Source_20_Text"><text:span text:style-name="T5">sudo nano /var/www/</text:span></text:span><text:span text:style-name="Source_20_Text"><text:span text:style-name="T6">html/</text:span></text:span><text:span text:style-name="Source_20_Text"><text:span text:style-name="T12">f</text:span></text:span><text:span text:style-name="Source_20_Text"><text:span text:style-name="T5">ast</text:span></text:span><text:span text:style-name="Source_20_Text"><text:span text:style-name="T12">dl</text:span></text:span><text:span text:style-name="Source_20_Text"><text:span text:style-name="T5">/info.php</text:span></text:span></text:p>
      <text:p text:style-name="Preformatted_20_Text"><text:span text:style-name="Source_20_Text"/></text:p>
      <text:p text:style-name="Preformatted_20_Text"><text:span text:style-name="Source_20_Text"><text:span text:style-name="T5">&lt;?php</text:span></text:span></text:p>
      <text:p text:style-name="Preformatted_20_Text"><text:span text:style-name="Source_20_Text"><text:span text:style-name="T5">phpinfo();</text:span></text:span></text:p>
      <text:p text:style-name="Preformatted_20_Text"><text:span text:style-name="Source_20_Text"><text:span text:style-name="T5">?&gt;</text:span></text:span><text:change-end text:change-id="ct94013885048112"/><text:change-start text:change-id="ct94013885050112"/></text:p>
      <text:p text:style-name="Preformatted_20_Text"><text:span text:style-name="Source_20_Text"/></text:p>
      <text:p text:style-name="P14"><text:span text:style-name="Source_20_Text"><text:span text:style-name="T5">sudo service apache2 restart</text:span></text:span><text:change-end text:change-id="ct94013885050112"/><text:change-start text:change-id="ct94013885056624"/></text:p>
      <text:p text:style-name="Preformatted_20_Text"><text:span text:style-name="Source_20_Text"/></text:p>
      <text:p text:style-name="P6"><text:span text:style-name="Source_20_Text"><text:span text:style-name="T5">http://</text:span></text:span><text:span text:style-name="Source_20_Text"><text:span text:style-name="T15">localhost/</text:span></text:span><text:span text:style-name="Source_20_Text"><text:span text:style-name="T17">f</text:span></text:span><text:span text:style-name="Source_20_Text"><text:span text:style-name="T7">ast</text:span></text:span><text:span text:style-name="Source_20_Text"><text:span text:style-name="T13">dl</text:span></text:span><text:span text:style-name="Source_20_Text"><text:span text:style-name="T5">/info.php</text:span></text:span></text:p>
      <text:p text:style-name="Preformatted_20_Text"><text:change-end text:change-id="ct94013885056624"/><text:change-start text:change-id="ct94013885058400"/></text:p>
      <text:p text:style-name="Preformatted_20_Text"><text:span text:style-name="Source_20_Text"/></text:p>
      <text:p text:style-name="P1"><text:change-end text:change-id="ct94013885058400"/><text:change-start text:change-id="ct94013885060336"/><text:span text:style-name="Source_20_Text"><text:span text:style-name="T2">sudo mariadb</text:span></text:span></text:p>
      <text:p text:style-name="P3"><text:span text:style-name="Source_20_Text"/></text:p>
      <text:p text:style-name="P19"><text:span text:style-name="Source_20_Text"><text:span text:style-name="T2">CREATE USER 'ogpuser'@'%' IDENTIFIED BY '</text:span></text:span><text:span text:style-name="Source_20_Text"><text:span text:style-name="T3">0073007</text:span></text:span><text:span text:style-name="Source_20_Text"><text:span text:style-name="T2">';</text:span></text:span><text:change-end text:change-id="ct94013885060336"/><text:change-start text:change-id="ct94013885062304"/></text:p>
      <text:p text:style-name="P3"><text:span text:style-name="Source_20_Text"/></text:p>
      <text:p text:style-name="P3"><text:change-end text:change-id="ct94013885062304"/><text:change-start text:change-id="ct94013885062544"/>REVOKE ALL PRIVILEGES ON *.* FROM 'ogpuser'@'%'; GRANT ALL PRIVILEGES ON *.* TO 'ogpuser'@'%' REQUIRE NONE WITH GRANT OPTION MAX_QUERIES_PER_HOUR 0 MAX_CONNECTIONS_PER_HOUR 0 MAX_UPDATES_PER_HOUR 0 MAX_USER_CONNECTIONS 0; <text:change-end text:change-id="ct94013885062544"/><text:change-start text:change-id="ct94013885063984"/></text:p>
      <text:p text:style-name="P1"><text:change-end text:change-id="ct94013885063984"/><text:change-start text:change-id="ct94013885064960"/><text:soft-page-break/><text:span text:style-name="Source_20_Text"/></text:p>
      <text:p text:style-name="P1"><text:change-end text:change-id="ct94013885064960"/><text:change-start text:change-id="ct94013885065200"/><text:span text:style-name="Source_20_Text"><text:span text:style-name="T2">exit</text:span></text:span><text:change-end text:change-id="ct94013885065200"/><text:change-start text:change-id="ct94013885066176"/></text:p>
      <text:p text:style-name="P2"><text:change-end text:change-id="ct94013885066176"/><text:change-start text:change-id="ct94013885071424"/><text:span text:style-name="Source_20_Text"/></text:p>
      <text:p text:style-name="P19"><text:span text:style-name="Source_20_Text"><text:span text:style-name="T2">mariadb -u ogpuser -</text:span></text:span><text:span text:style-name="Source_20_Text"><text:span text:style-name="T3">p</text:span></text:span></text:p>
      <text:p text:style-name="P19"><text:span text:style-name="Source_20_Text"/></text:p>
      <text:p text:style-name="P15"><text:span text:style-name="Source_20_Text"><text:span text:style-name="T2">CREATE DATABASE ogp_panel;</text:span></text:span></text:p>
      <text:p text:style-name="P1"><text:span text:style-name="Source_20_Text"/></text:p>
      <text:p text:style-name="P1"><text:change-end text:change-id="ct94013885071424"/><text:change-start text:change-id="ct94013885096080"/><text:span text:style-name="Source_20_Text"><text:span text:style-name="T3">SHOW DATABASES;</text:span></text:span></text:p>
      <text:p text:style-name="P1"><text:span text:style-name="Source_20_Text"/></text:p>
      <text:p text:style-name="P1"><text:span text:style-name="Source_20_Text"><text:span text:style-name="T3">MariaDB [(none)]&gt; SHOW DATABASES;</text:span></text:span></text:p>
      <text:p text:style-name="P1"><text:span text:style-name="Source_20_Text"><text:span text:style-name="T3">+--------------------+</text:span></text:span></text:p>
      <text:p text:style-name="P1"><text:span text:style-name="Source_20_Text"><text:span text:style-name="T3">| Database <text:s text:c="10"/>|</text:span></text:span></text:p>
      <text:p text:style-name="P1"><text:span text:style-name="Source_20_Text"><text:span text:style-name="T3">+--------------------+</text:span></text:span></text:p>
      <text:p text:style-name="P1"><text:span text:style-name="Source_20_Text"><text:span text:style-name="T3">| information_schema |</text:span></text:span></text:p>
      <text:p text:style-name="P1"><text:span text:style-name="Source_20_Text"><text:span text:style-name="T3">| mysql <text:s text:c="13"/>|</text:span></text:span></text:p>
      <text:p text:style-name="P1"><text:span text:style-name="Source_20_Text"><text:span text:style-name="T3">| ogp_panel <text:s text:c="9"/>|</text:span></text:span></text:p>
      <text:p text:style-name="P1"><text:span text:style-name="Source_20_Text"><text:span text:style-name="T3">| performance_schema |</text:span></text:span></text:p>
      <text:p text:style-name="P1"><text:span text:style-name="Source_20_Text"><text:span text:style-name="T3">| phpmyadmin <text:s text:c="8"/>|</text:span></text:span></text:p>
      <text:p text:style-name="P1"><text:span text:style-name="Source_20_Text"><text:span text:style-name="T3">+--------------------+</text:span></text:span></text:p>
      <text:p text:style-name="P1"><text:span text:style-name="Source_20_Text"><text:span text:style-name="T3">5 rows in set (0,000 sec)</text:span></text:span></text:p>
      <text:p text:style-name="P1"><text:span text:style-name="Source_20_Text"/></text:p>
      <text:p text:style-name="P15"><text:span text:style-name="Source_20_Text"><text:span text:style-name="T3">CREATE TABLE ogp_panel.todo_list (</text:span></text:span></text:p>
      <text:p text:style-name="Preformatted_20_Text"><text:span text:style-name="Source_20_Text"><text:s text:c="8"/>item_id INT AUTO_INCREMENT,</text:span></text:p>
      <text:p text:style-name="Preformatted_20_Text"><text:span text:style-name="Source_20_Text"><text:s text:c="8"/>content VARCHAR(255),</text:span></text:p>
      <text:p text:style-name="Preformatted_20_Text"><text:span text:style-name="Source_20_Text"><text:s text:c="8"/>PRIMARY KEY(item_id)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16"><text:change-end text:change-id="ct94013885096080"/><text:change-start text:change-id="ct94013884998096"/><text:span text:style-name="Source_20_Text">INSERT INTO </text:span><text:span text:style-name="Source_20_Text"><text:span text:style-name="T3">ogp_panel</text:span></text:span><text:span text:style-name="Source_20_Text">.todo_list (content) VALUES ("</text:span><text:span text:style-name="Source_20_Text"><text:span text:style-name="T18">Ok meu banco de dados :) Amauri Mysql</text:span></text:span><text:span text:style-name="Source_20_Text">");</text:span></text:p>
      <text:p text:style-name="P16"><text:change-end text:change-id="ct94013884998096"/><text:change-start text:change-id="ct94013885103504"/><text:span text:style-name="Source_20_Text">SELECT * FROM </text:span><text:span text:style-name="Source_20_Text"><text:span text:style-name="T3">ogp_panel</text:span></text:span><text:span text:style-name="Source_20_Text">.todo_list;</text:span></text:p>
      <text:p text:style-name="P16"><text:span text:style-name="Source_20_Text"><text:span text:style-name="T20">exit</text:span></text:span></text:p>
      <text:p text:style-name="Preformatted_20_Text"><text:change-end text:change-id="ct94013885103504"/><text:change-start text:change-id="ct94013885104256"/><text:span text:style-name="Source_20_Text"/></text:p>
      <text:p text:style-name="P7"><text:change-end text:change-id="ct94013885104256"/><text:change-start text:change-id="ct94013885104496"/><text:span text:style-name="Source_20_Text"><text:span text:style-name="T20">sudo </text:span></text:span><text:change-end text:change-id="ct94013885104496"/><text:change-start text:change-id="ct94013885113104"/><text:span text:style-name="Source_20_Text">nano /var/www/</text:span><text:span text:style-name="Source_20_Text"><text:span text:style-name="T19">html/</text:span></text:span><text:span text:style-name="Source_20_Text"><text:span text:style-name="T21">f</text:span></text:span><text:span text:style-name="Source_20_Text"><text:span text:style-name="T8">ast</text:span></text:span><text:span text:style-name="Source_20_Text"><text:span text:style-name="T14">dl</text:span></text:span><text:span text:style-name="Source_20_Text">/todo_list.php</text:span><text:change-end text:change-id="ct94013885113104"/><text:change-start text:change-id="ct94013885134496"/></text:p>
      <text:p text:style-name="P1"><text:span text:style-name="Source_20_Text"/></text:p>
      <text:p text:style-name="P1"><text:span text:style-name="Source_20_Text"><text:span text:style-name="T3">&lt;?php</text:span></text:span></text:p>
      <text:p text:style-name="P17"><text:span text:style-name="Source_20_Text"><text:span text:style-name="T3">$user = "</text:span></text:span><text:span text:style-name="Source_20_Text"><text:span text:style-name="T2">ogpuser</text:span></text:span><text:span text:style-name="Source_20_Text"><text:span text:style-name="T3">";</text:span></text:span></text:p>
      <text:p text:style-name="P1"><text:span text:style-name="Source_20_Text"><text:span text:style-name="T3">$password = "0073007";</text:span></text:span></text:p>
      <text:p text:style-name="P17"><text:span text:style-name="Source_20_Text"><text:span text:style-name="T3">$database = "ogp_panel";</text:span></text:span></text:p>
      <text:p text:style-name="P1"><text:span text:style-name="Source_20_Text"><text:span text:style-name="T3">$table = "todo_list";</text:span></text:span></text:p>
      <text:p text:style-name="P1"><text:span text:style-name="Source_20_Text"/></text:p>
      <text:p text:style-name="P1"><text:span text:style-name="Source_20_Text"><text:span text:style-name="T3">try {</text:span></text:span></text:p>
      <text:p text:style-name="P1"><text:span text:style-name="Source_20_Text"><text:span text:style-name="T3"><text:s text:c="2"/>$db = new PDO("mysql:host=localhost;dbname=$database", $user, $password);</text:span></text:span></text:p>
      <text:p text:style-name="P1"><text:span text:style-name="Source_20_Text"><text:span text:style-name="T3"><text:s text:c="2"/>echo "&lt;h2&gt;TODO&lt;/h2&gt;&lt;ol&gt;"; </text:span></text:span></text:p>
      <text:p text:style-name="P1"><text:span text:style-name="Source_20_Text"><text:span text:style-name="T3"><text:s text:c="2"/>foreach($db-&gt;query("SELECT content FROM $table") as $row) {</text:span></text:span></text:p>
      <text:p text:style-name="P1"><text:span text:style-name="Source_20_Text"><text:span text:style-name="T3"><text:s text:c="4"/>echo "&lt;li&gt;" . $row['content'] . "&lt;/li&gt;";</text:span></text:span></text:p>
      <text:p text:style-name="P1"><text:span text:style-name="Source_20_Text"><text:span text:style-name="T3"><text:s text:c="2"/>}</text:span></text:span></text:p>
      <text:p text:style-name="P1"><text:span text:style-name="Source_20_Text"><text:span text:style-name="T3"><text:s text:c="2"/>echo "&lt;/ol&gt;";</text:span></text:span></text:p>
      <text:p text:style-name="P1"><text:span text:style-name="Source_20_Text"><text:span text:style-name="T3">} catch (PDOException $e) {</text:span></text:span></text:p>
      <text:p text:style-name="P1"><text:span text:style-name="Source_20_Text"><text:span text:style-name="T3"><text:s text:c="4"/>print "Error!: " . $e-&gt;getMessage() . "&lt;br/&gt;";</text:span></text:span></text:p>
      <text:p text:style-name="P1"><text:span text:style-name="Source_20_Text"><text:span text:style-name="T3"><text:s text:c="4"/>die();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?&gt;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https://www.phpmyadmin.net/</text:span></text:span><text:change-end text:change-id="ct94013885134496"/><text:change text:change-id="ct94013884915312"/><text:change-start text:change-id="ct94013885034080"/><text:span text:style-name="T3"/></text:p>
      <text:p text:style-name="P1"><text:change-end text:change-id="ct94013885034080"/><text:change-start text:change-id="ct94013885136432"/><text:span text:style-name="Source_20_Text"/></text:p>
      <text:p text:style-name="P20"><text:change-end text:change-id="ct94013885136432"/><text:change-start text:change-id="ct94013885136832"/><text:soft-page-break/><text:span text:style-name="Source_20_Text"><text:span text:style-name="T4">Install Panel PHP OPEN GAME PANEL</text:span></text:span><text:change-end text:change-id="ct94013885136832"/><text:change-start text:change-id="ct94013885138704"/></text:p>
      <text:p text:style-name="P2"><text:span text:style-name="Source_20_Text"/></text:p>
      <text:p text:style-name="P2"><text:change-end text:change-id="ct94013885138704"/><text:change-start text:change-id="ct94013885140736"/><text:span text:style-name="Source_20_Text"><text:span text:style-name="T2">wget -N "https://github.com/OpenGamePanel/Easy-Installers/raw/master/Linux/Debian-Ubuntu/ogp-panel-latest.deb" -O "ogp-panel-latest.deb"<text:line-break/>sudo dpkg -i "ogp-panel-latest.deb"</text:span></text:span></text:p>
      <text:p text:style-name="P2"><text:span text:style-name="Source_20_Text"/></text:p>
      <text:p text:style-name="P2"><text:span text:style-name="Source_20_Text"><text:span text:style-name="T2">Please enter the MySQL root user password so that a MySQL database can be preconfigured for OGP: 0073007</text:span></text:span></text:p>
      <text:p text:style-name="P2"><text:span text:style-name="Source_20_Text"/></text:p>
      <text:p text:style-name="P2"><text:span text:style-name="Source_20_Text"/></text:p>
      <text:p text:style-name="P21"><text:span text:style-name="Source_20_Text"><text:span text:style-name="T4">Acess http://localhost/install.php</text:span></text:span></text:p>
      <text:p text:style-name="P2"><text:span text:style-name="Source_20_Text"/></text:p>
      <text:p text:style-name="P2"><text:span text:style-name="Source_20_Text"><text:span text:style-name="T2">cd /var/www/html/</text:span></text:span></text:p>
      <text:p text:style-name="P2"><text:span text:style-name="Source_20_Text"><text:span text:style-name="T2">rm -r install.php</text:span></text:span></text:p>
      <text:p text:style-name="P22"><text:change-end text:change-id="ct94013885140736"/><text:change-start text:change-id="ct94013885151024"/><text:span text:style-name="Source_20_Text"/></text:p>
      <text:p text:style-name="P22"><text:change-end text:change-id="ct94013885151024"/><text:change-start text:change-id="ct94013885152176"/><text:span text:style-name="Source_20_Text"/></text:p>
      <text:p text:style-name="P2"><text:change-end text:change-id="ct94013885152176"/><text:change-start text:change-id="ct94013885152896"/><text:span text:style-name="Source_20_Text"><text:span text:style-name="T2">sudo cat /root/ogp_panel_mysql_info </text:span></text:span><text:change-end text:change-id="ct94013885152896"/><text:change-start text:change-id="ct94013884981952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2">first locate this file copy it in my documents</text:span></text:span></text:p>
      <text:p text:style-name="P2"><text:span text:style-name="Source_20_Text"><text:span text:style-name="T2">**libgcc_s.so.1**</text:span></text:span></text:p>
      <text:p text:style-name="P2"><text:span text:style-name="Source_20_Text"/></text:p>
      <text:p text:style-name="P2"><text:span text:style-name="Source_20_Text"><text:span text:style-name="T2">/home/amauri/.local/share/Steam/steamapps/common/SteamLinuxRuntime_sniper/sniper_platform_0.20230605.51441/files/lib/i386-linux-gnu/</text:span></text:span></text:p>
      <text:p text:style-name="P2"><text:span text:style-name="Source_20_Text"/></text:p>
      <text:p text:style-name="P2"><text:span text:style-name="Source_20_Text"><text:span text:style-name="T2">**i386-linux-gnu**</text:span></text:span></text:p>
      <text:p text:style-name="P2"><text:span text:style-name="Source_20_Text"><text:span text:style-name="T2">then you must put in the two OGP server directory</text:span></text:span></text:p>
      <text:p text:style-name="P2"><text:span text:style-name="Source_20_Text"/></text:p>
      <text:p text:style-name="P2"><text:span text:style-name="Source_20_Text"><text:span text:style-name="T2">cp '/home/amauri/Documentos/libgcc_s.so.1' /home/ogp_agent/OGP_User_Files/1/bin</text:span></text:span></text:p>
      <text:p text:style-name="P2"><text:span text:style-name="Source_20_Text"/></text:p>
      <text:p text:style-name="P2"><text:span text:style-name="Source_20_Text"><text:span text:style-name="T2">cp '/home/amauri/Documentos/libgcc_s.so.1' /home/ogp_agent/OGP_User_Files/1/csgo/bin</text:span></text:span><text:change-end text:change-id="ct94013884981952"/><text:change-start text:change-id="ct94013885172192"/></text:p>
      <text:p text:style-name="P2"><text:span text:style-name="Source_20_Text"/></text:p>
      <text:p text:style-name="P2"><text:change-end text:change-id="ct94013885172192"/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9:01:25.440704616</meta:creation-date>
    <dc:date>2023-08-08T04:12:10.867876243</dc:date>
    <meta:editing-duration>PT2H18M18S</meta:editing-duration>
    <meta:editing-cycles>18</meta:editing-cycles>
    <meta:generator>LibreOffice/7.4.7.2$Linux_X86_64 LibreOffice_project/40$Build-2</meta:generator>
    <meta:document-statistic meta:table-count="1" meta:image-count="0" meta:object-count="0" meta:page-count="4" meta:paragraph-count="110" meta:word-count="471" meta:character-count="4157" meta:non-whitespace-character-count="3700"/>
  </office:meta>
</office:document-meta>
</file>